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48.19mm"/>
    </style:style>
    <style:style style:name="co4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ta Interface</text:p>
          </table:table-cell>
          <table:table-cell office:value-type="string" calcext:value-type="string">
            <text:p>Estabilización de Modelo de acceso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Hay que colocar las funciones abstractas necesario para un modelo completo ya que agregar funcione abstractas posteriormente incurrerio en un incremento majo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MySQL optable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El Driver dever ser aptivado por la opción mysq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BI Optable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El Driver dever ser aptivado por la opción db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Las pruebas deven ser optables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uebas se ativam mentiante la opción tes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Crear documentacion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Dcumentacion de la AP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ocumentacion optable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uebas se ativam mentiante la opción doc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Completar la implentacion MySQL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Aun que es utilizable para algunos propositos, no esta completo el modelo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oporte para Basico para PostgreSQl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/ene/201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 style:data-style-name="N2" text:time-value="14:06:12.3530263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56:25.088225187</meta:creation-date>
    <dc:date>2020-01-02T14:06:57.411130597</dc:date>
    <meta:editing-duration>PT2H46M53S</meta:editing-duration>
    <meta:editing-cycles>7</meta:editing-cycles>
    <meta:generator>LibreOffice/6.0.7.3$Linux_X86_64 LibreOffice_project/00m0$Build-3</meta:generator>
    <meta:document-statistic meta:table-count="1" meta:cell-count="54" meta:object-count="0"/>
  </office:meta>
</office:document-meta>
</file>